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1" officeooo:paragraph-rsid="001be265"/>
    </style:style>
    <style:style style:name="P2" style:family="paragraph" style:parent-style-name="Standard">
      <style:text-properties style:font-name="Liberation Serif1" fo:font-size="10pt" style:font-size-asian="10pt" style:font-size-complex="10pt"/>
    </style:style>
    <style:style style:name="P3" style:family="paragraph" style:parent-style-name="Standard">
      <style:text-properties style:font-name="Liberation Serif1" fo:font-size="10pt" officeooo:paragraph-rsid="0006794a" style:font-size-asian="10pt" style:font-size-complex="10pt"/>
    </style:style>
    <style:style style:name="P4" style:family="paragraph" style:parent-style-name="Standard">
      <style:text-properties style:font-name="Liberation Serif1" fo:font-size="10pt" style:text-underline-style="solid" style:text-underline-width="auto" style:text-underline-color="font-color" officeooo:paragraph-rsid="0006794a" style:font-size-asian="10pt" style:font-size-complex="10pt"/>
    </style:style>
    <style:style style:name="P5" style:family="paragraph" style:parent-style-name="Standard">
      <style:text-properties style:font-name="Liberation Serif1" fo:font-size="10pt" style:text-underline-style="solid" style:text-underline-width="auto" style:text-underline-color="font-color" officeooo:rsid="0006794a" officeooo:paragraph-rsid="0006794a" style:font-size-asian="10pt" style:font-size-complex="10pt"/>
    </style:style>
    <style:style style:name="P6" style:family="paragraph" style:parent-style-name="Standard">
      <style:text-properties style:font-name="Liberation Serif1" fo:font-size="10pt" style:text-underline-style="solid" style:text-underline-width="auto" style:text-underline-color="font-color" officeooo:rsid="0006794a" officeooo:paragraph-rsid="0008771f" style:font-size-asian="10pt" style:font-size-complex="10pt"/>
    </style:style>
    <style:style style:name="P7" style:family="paragraph" style:parent-style-name="Standard">
      <style:text-properties style:font-name="Liberation Serif1" fo:font-size="10pt" style:text-underline-style="solid" style:text-underline-width="auto" style:text-underline-color="font-color" officeooo:rsid="0006794a" officeooo:paragraph-rsid="001266b0" style:font-size-asian="10pt" style:font-size-complex="10pt"/>
    </style:style>
    <style:style style:name="P8" style:family="paragraph" style:parent-style-name="Standard">
      <style:text-properties style:font-name="Liberation Serif1" fo:font-size="10pt" style:text-underline-style="solid" style:text-underline-width="auto" style:text-underline-color="font-color" officeooo:paragraph-rsid="0008771f" style:font-size-asian="10pt" style:font-size-complex="10pt"/>
    </style:style>
    <style:style style:name="P9" style:family="paragraph" style:parent-style-name="Standard">
      <style:text-properties style:font-name="Liberation Serif1" fo:font-size="10pt" style:text-underline-style="solid" style:text-underline-width="auto" style:text-underline-color="font-color" officeooo:paragraph-rsid="001266b0" style:font-size-asian="10pt" style:font-size-complex="10pt"/>
    </style:style>
    <style:style style:name="P10" style:family="paragraph" style:parent-style-name="Standard">
      <style:text-properties style:font-name="Liberation Serif1" fo:font-size="10pt" style:text-underline-style="none" officeooo:rsid="0006794a" officeooo:paragraph-rsid="001266b0" style:font-size-asian="10pt" style:font-size-complex="10pt"/>
    </style:style>
    <style:style style:name="P11" style:family="paragraph" style:parent-style-name="Standard">
      <style:text-properties style:font-name="Liberation Serif1" fo:font-size="10pt" style:text-underline-style="none" officeooo:rsid="0008771f" officeooo:paragraph-rsid="0016c96c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Liberation Serif1" fo:font-size="11pt" fo:font-weight="normal" officeooo:paragraph-rsid="001be265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break-before="page"/>
      <style:text-properties style:font-name="Liberation Serif1" fo:font-size="10pt" style:text-underline-style="none" officeooo:rsid="0008771f" officeooo:paragraph-rsid="001266b0" style:font-size-asian="10pt" style:font-size-complex="10pt"/>
    </style:style>
    <style:style style:name="P14" style:family="paragraph" style:parent-style-name="Standard" style:list-style-name="L1">
      <style:text-properties style:font-name="Liberation Serif1" fo:font-size="10pt" style:text-underline-style="none" officeooo:rsid="0014126e" officeooo:paragraph-rsid="0014126e" style:font-size-asian="10pt" style:font-size-complex="10pt"/>
    </style:style>
    <style:style style:name="P15" style:family="paragraph" style:parent-style-name="Standard" style:list-style-name="L1">
      <style:text-properties style:font-name="Liberation Serif1" fo:font-size="10pt" style:text-underline-style="none" officeooo:rsid="0006794a" officeooo:paragraph-rsid="0006794a" style:font-size-asian="10pt" style:font-size-complex="10pt"/>
    </style:style>
    <style:style style:name="P16" style:family="paragraph" style:parent-style-name="Standard" style:list-style-name="L2">
      <style:text-properties style:font-name="Liberation Serif1" fo:font-size="10pt" style:text-underline-style="none" officeooo:rsid="0006794a" officeooo:paragraph-rsid="0014126e" style:font-size-asian="10pt" style:font-size-complex="10pt"/>
    </style:style>
    <style:style style:name="P17" style:family="paragraph" style:parent-style-name="Standard" style:list-style-name="L10">
      <style:text-properties style:font-name="Liberation Serif1" fo:font-size="10pt" style:text-underline-style="none" officeooo:rsid="0006794a" officeooo:paragraph-rsid="001266b0" style:font-size-asian="10pt" style:font-size-complex="10pt"/>
    </style:style>
    <style:style style:name="P18" style:family="paragraph" style:parent-style-name="Standard">
      <style:text-properties style:font-name="Liberation Serif1" fo:font-size="10pt" style:text-underline-style="none" officeooo:rsid="0006794a" officeooo:paragraph-rsid="001266b0" style:font-size-asian="10pt" style:font-size-complex="10pt"/>
    </style:style>
    <style:style style:name="P19" style:family="paragraph" style:parent-style-name="Standard" style:list-style-name="L2">
      <style:text-properties style:font-name="Liberation Serif1" fo:font-size="10pt" style:text-underline-style="none" officeooo:rsid="0008da47" officeooo:paragraph-rsid="0008771f" style:font-size-asian="10pt" style:font-size-complex="10pt"/>
    </style:style>
    <style:style style:name="P20" style:family="paragraph" style:parent-style-name="Standard" style:list-style-name="L2">
      <style:text-properties style:font-name="Liberation Serif1" fo:font-size="10pt" style:text-underline-style="none" officeooo:rsid="0008da47" officeooo:paragraph-rsid="0014126e" style:font-size-asian="10pt" style:font-size-complex="10pt"/>
    </style:style>
    <style:style style:name="P21" style:family="paragraph" style:parent-style-name="Standard" style:list-style-name="L3">
      <style:text-properties style:font-name="Liberation Serif1" fo:font-size="10pt" style:text-underline-style="none" officeooo:rsid="0008771f" officeooo:paragraph-rsid="0014126e" style:font-size-asian="10pt" style:font-size-complex="10pt"/>
    </style:style>
    <style:style style:name="P22" style:family="paragraph" style:parent-style-name="Standard" style:list-style-name="L4">
      <style:text-properties style:font-name="Liberation Serif1" fo:font-size="10pt" style:text-underline-style="none" officeooo:rsid="0008771f" officeooo:paragraph-rsid="0016c96c" style:font-size-asian="10pt" style:font-size-complex="10pt"/>
    </style:style>
    <style:style style:name="P23" style:family="paragraph" style:parent-style-name="Standard" style:list-style-name="L10">
      <style:text-properties style:font-name="Liberation Serif1" fo:font-size="10pt" style:text-underline-style="none" officeooo:rsid="0008771f" officeooo:paragraph-rsid="001266b0" style:font-size-asian="10pt" style:font-size-complex="10pt"/>
    </style:style>
    <style:style style:name="P24" style:family="paragraph" style:parent-style-name="Standard" style:list-style-name="L11">
      <style:text-properties style:font-name="Liberation Serif1" fo:font-size="10pt" style:text-underline-style="none" officeooo:rsid="0008771f" officeooo:paragraph-rsid="0016c96c" style:font-size-asian="10pt" style:font-size-complex="10pt"/>
    </style:style>
    <style:style style:name="P25" style:family="paragraph" style:parent-style-name="Standard">
      <style:text-properties style:font-name="Liberation Serif1" fo:font-size="10pt" style:text-underline-style="none" officeooo:rsid="0008771f" officeooo:paragraph-rsid="0016c96c" style:font-size-asian="10pt" style:font-size-complex="10pt"/>
    </style:style>
    <style:style style:name="P26" style:family="paragraph" style:parent-style-name="Standard" style:list-style-name="L4">
      <style:text-properties style:font-name="Liberation Serif1" fo:font-size="10pt" style:text-underline-style="none" officeooo:rsid="001266b0" officeooo:paragraph-rsid="0016c96c" style:font-size-asian="10pt" style:font-size-complex="10pt"/>
    </style:style>
    <style:style style:name="P27" style:family="paragraph" style:parent-style-name="Standard" style:list-style-name="L10">
      <style:text-properties style:font-name="Liberation Serif1" fo:font-size="10pt" style:text-underline-style="none" officeooo:rsid="001be265" officeooo:paragraph-rsid="001be265" style:font-size-asian="10pt" style:font-size-complex="10pt"/>
    </style:style>
    <style:style style:name="P28" style:family="paragraph" style:parent-style-name="Standard" style:list-style-name="L10">
      <style:text-properties style:font-name="Liberation Serif1" fo:font-size="10pt" style:text-underline-style="none" officeooo:rsid="00094aa9" officeooo:paragraph-rsid="001266b0" style:font-size-asian="10pt" style:font-size-complex="10pt"/>
    </style:style>
    <style:style style:name="P29" style:family="paragraph" style:parent-style-name="Standard" style:list-style-name="L10">
      <style:text-properties style:font-name="Liberation Serif1" fo:font-size="10pt" style:text-underline-style="none" officeooo:rsid="000afdb7" officeooo:paragraph-rsid="001266b0" style:font-size-asian="10pt" style:font-size-complex="10pt"/>
    </style:style>
    <style:style style:name="P30" style:family="paragraph" style:parent-style-name="Standard">
      <style:text-properties style:font-name="Liberation Serif1" fo:font-size="10pt" style:text-underline-style="none" officeooo:rsid="0019e613" officeooo:paragraph-rsid="0019e613" style:font-size-asian="10pt" style:font-size-complex="10pt"/>
    </style:style>
    <style:style style:name="P31" style:family="paragraph" style:parent-style-name="Standard" style:list-style-name="L5">
      <style:text-properties style:font-name="Liberation Serif1" fo:font-size="8pt" fo:font-style="italic" style:text-underline-style="none" officeooo:rsid="0016c96c" officeooo:paragraph-rsid="0016c96c" style:font-size-asian="8pt" style:font-style-asian="italic" style:font-size-complex="8pt" style:font-style-complex="italic"/>
    </style:style>
    <style:style style:name="P32" style:family="paragraph" style:parent-style-name="Standard" style:list-style-name="L6">
      <style:text-properties style:font-name="Liberation Serif1" fo:font-size="8pt" fo:font-style="italic" style:text-underline-style="none" officeooo:rsid="0016c96c" officeooo:paragraph-rsid="0016c96c" style:font-size-asian="8pt" style:font-style-asian="italic" style:font-size-complex="8pt" style:font-style-complex="italic"/>
    </style:style>
    <style:style style:name="P33" style:family="paragraph" style:parent-style-name="Standard" style:list-style-name="L6">
      <style:text-properties style:font-name="Liberation Serif1" fo:font-size="8pt" fo:font-style="italic" style:text-underline-style="none" officeooo:rsid="001cfbd5" officeooo:paragraph-rsid="001cfbd5" style:font-size-asian="8pt" style:font-style-asian="italic" style:font-size-complex="8pt" style:font-style-complex="italic"/>
    </style:style>
    <style:style style:name="P34" style:family="paragraph" style:parent-style-name="Standard" style:list-style-name="L7">
      <style:text-properties style:font-name="Liberation Serif1" fo:font-size="8pt" fo:font-style="italic" style:text-underline-style="none" officeooo:rsid="001cfbd5" officeooo:paragraph-rsid="001cfbd5" style:font-size-asian="8pt" style:font-style-asian="italic" style:font-size-complex="8pt" style:font-style-complex="italic"/>
    </style:style>
    <style:style style:name="P35" style:family="paragraph" style:parent-style-name="Standard" style:list-style-name="L9">
      <style:text-properties style:font-name="Liberation Serif1" fo:font-size="8pt" fo:font-style="italic" style:text-underline-style="none" officeooo:rsid="0019e613" officeooo:paragraph-rsid="0019e613" style:font-size-asian="7pt" style:font-style-asian="italic" style:font-size-complex="8pt" style:font-style-complex="italic"/>
    </style:style>
    <style:style style:name="P36" style:family="paragraph" style:parent-style-name="Standard" style:list-style-name="L9">
      <style:text-properties style:font-name="Liberation Serif1" fo:font-size="8pt" fo:font-style="italic" style:text-underline-style="none" officeooo:rsid="001cfbd5" officeooo:paragraph-rsid="001cfbd5" style:font-size-asian="7pt" style:font-style-asian="italic" style:font-size-complex="8pt" style:font-style-complex="italic"/>
    </style:style>
    <style:style style:name="P37" style:family="paragraph" style:parent-style-name="Standard" style:list-style-name="L5">
      <style:text-properties style:font-name="Liberation Serif1" fo:font-size="8pt" style:text-underline-style="none" officeooo:rsid="001cfbd5" officeooo:paragraph-rsid="001cfbd5" style:font-size-asian="8pt" style:font-size-complex="8pt"/>
    </style:style>
    <style:style style:name="P38" style:family="paragraph" style:parent-style-name="Standard" style:list-style-name="L6">
      <style:text-properties style:font-name="Liberation Serif1" fo:font-size="8pt" officeooo:rsid="0016c96c" officeooo:paragraph-rsid="0016c96c" style:font-size-asian="8pt" style:font-size-complex="8pt"/>
    </style:style>
    <style:style style:name="P39" style:family="paragraph" style:parent-style-name="Standard" style:list-style-name="L7">
      <style:text-properties style:font-name="Liberation Serif1" fo:font-size="8pt" officeooo:rsid="00181118" officeooo:paragraph-rsid="00181118" style:font-size-asian="8pt" style:font-size-complex="8pt"/>
    </style:style>
    <style:style style:name="P40" style:family="paragraph" style:parent-style-name="Standard" style:list-style-name="L2">
      <style:text-properties officeooo:paragraph-rsid="000b4f66"/>
    </style:style>
    <style:style style:name="P41" style:family="paragraph" style:parent-style-name="Standard" style:list-style-name="L8">
      <style:text-properties fo:font-size="10pt" fo:font-style="normal" officeooo:paragraph-rsid="0019e613" style:font-size-asian="10pt" style:font-style-asian="normal" style:font-size-complex="10pt" style:font-style-complex="normal"/>
    </style:style>
    <style:style style:name="P42" style:family="paragraph" style:parent-style-name="Standard" style:list-style-name="L9">
      <style:text-properties fo:font-size="8pt" fo:font-style="italic" officeooo:rsid="0019e613" officeooo:paragraph-rsid="0019e613" style:font-size-asian="7pt" style:font-style-asian="italic" style:font-size-complex="8pt" style:font-style-complex="italic"/>
    </style:style>
    <style:style style:name="P43" style:family="paragraph" style:parent-style-name="Standard">
      <style:paragraph-properties fo:break-before="page"/>
      <style:text-properties style:font-name="Liberation Serif1" fo:font-size="10pt" style:text-underline-style="none" officeooo:rsid="0008771f" officeooo:paragraph-rsid="001266b0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officeooo:rsid="0011ceb1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771f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officeooo:rsid="0008da47"/>
    </style:style>
    <style:style style:name="T7" style:family="text">
      <style:text-properties officeooo:rsid="00094aa9"/>
    </style:style>
    <style:style style:name="T8" style:family="text">
      <style:text-properties fo:color="#b2b2b2" style:font-name="Liberation Serif1" fo:font-size="10pt" style:text-underline-style="none" officeooo:rsid="000b4f66" style:font-size-asian="10pt" style:font-size-complex="10pt"/>
    </style:style>
    <style:style style:name="T9" style:family="text">
      <style:text-properties style:use-window-font-color="true" style:font-name="Liberation Serif1" fo:font-size="10pt" style:text-underline-style="none" officeooo:rsid="001266b0" style:font-size-asian="10pt" style:font-size-complex="10pt"/>
    </style:style>
    <style:style style:name="T10" style:family="text">
      <style:text-properties style:use-window-font-color="true" style:font-name="Liberation Serif1" fo:font-size="10pt" style:text-underline-style="none" officeooo:rsid="0011ceb1" style:font-size-asian="10pt" style:font-size-complex="10pt"/>
    </style:style>
    <style:style style:name="T11" style:family="text">
      <style:text-properties officeooo:rsid="001266b0"/>
    </style:style>
    <style:style style:name="T12" style:family="text">
      <style:text-properties fo:font-size="8pt" fo:font-style="italic" style:font-size-asian="8pt" style:font-style-asian="italic" style:font-size-complex="8pt" style:font-style-complex="italic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fo:font-style="italic" style:text-underline-style="none" officeooo:rsid="0016c96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6c96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officeooo:rsid="0019270d"/>
    </style:style>
    <style:style style:name="T19" style:family="text">
      <style:text-properties officeooo:rsid="0019e613"/>
    </style:style>
    <style:style style:name="T20" style:family="text">
      <style:text-properties style:font-name="Liberation Serif1" style:text-underline-style="none"/>
    </style:style>
    <style:style style:name="T21" style:family="text">
      <style:text-properties style:font-name="Liberation Serif1" style:text-underline-style="none" officeooo:rsid="0008771f"/>
    </style:style>
    <style:style style:name="T22" style:family="text">
      <style:text-properties style:font-name="Liberation Serif1" style:text-underline-style="none" officeooo:rsid="001266b0"/>
    </style:style>
    <style:style style:name="T23" style:family="text">
      <style:text-properties style:font-name="Liberation Serif1" fo:font-size="10pt" style:text-underline-style="none" officeooo:rsid="000b4f66" style:font-size-asian="10pt" style:font-size-complex="10pt"/>
    </style:style>
    <style:style style:name="T24" style:family="text">
      <style:text-properties fo:color="#808080" style:font-name="Liberation Serif1" fo:font-size="10pt" style:text-underline-style="none" officeooo:rsid="000b4f66" style:font-size-asian="10pt" style:font-size-complex="10pt"/>
    </style:style>
    <style:style style:name="T25" style:family="text">
      <style:text-properties fo:color="#808080" style:font-name="Liberation Serif1" fo:font-size="10pt" style:text-underline-style="none" officeooo:rsid="0011ceb1" style:font-size-asian="10pt" style:font-size-complex="10pt"/>
    </style:style>
    <style:style style:name="T26" style:family="text">
      <style:text-properties officeooo:rsid="00203a8d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10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am</text:span><text:span text:style-name="T2">uel</text:span><text:span text:style-name="T1"> Christy</text:span></text:p>
      <text:p text:style-name="P12">schristy@iastate.edu<text:line-break/>(402)-917-8532</text:p>
      <text:p text:style-name="P2"/>
      <text:p text:style-name="P3"><text:tab/><text:span text:style-name="T19">I wish to obtain a job in a challenging professional environment in which I can utilize my education and skills for a position that will allow me to further expand my knowledge in my field of study.</text:span></text:p>
      <text:p text:style-name="P4"/>
      <text:p text:style-name="P5"><text:span text:style-name="T3">EDUCATION</text:span><text:tab/><text:tab/><text:tab/><text:tab/><text:tab/><text:tab/><text:tab/><text:tab/><text:tab/><text:tab/><text:tab/><text:tab/><text:tab/></text:p>
      <text:list xml:id="list8136405829572473328" text:style-name="L1">
        <text:list-item>
          <text:p text:style-name="P14">Iowa State University, Ames IA - <text:span text:style-name="T12">Bachelor of Science in Electrical Engineering<text:tab/> <text:s text:c="12"/></text:span><text:span text:style-name="T17">Expected Graduation December 2017</text:span></text:p>
        </text:list-item>
        <text:list-item>
          <text:p text:style-name="P15">Award for Competitive Excellence scholarship</text:p>
        </text:list-item>
        <text:list-item>
          <text:p text:style-name="P15">Member of the Iowa State Chapter of the National Society of Collegiate Scholars</text:p>
        </text:list-item>
      </text:list>
      <text:p text:style-name="P4"/>
      <text:p text:style-name="P5"><text:span text:style-name="T3">PROJECTS</text:span><text:tab/><text:tab/><text:tab/><text:tab/><text:tab/><text:tab/><text:tab/><text:tab/><text:tab/><text:tab/><text:tab/><text:tab/><text:tab/></text:p>
      <text:list xml:id="list5369183733593445200" text:style-name="L2">
        <text:list-item>
          <text:p text:style-name="P40"><text:span text:style-name="T23">SI Attendance Senior Design Project </text:span><text:span text:style-name="T24">[</text:span><text:span text:style-name="T25">https://www.</text:span><text:span text:style-name="T24">may1709.sd.ece.iastate.edu]</text:span><text:span text:style-name="T8"><text:tab/><text:tab/> <text:s text:c="3"/></text:span><text:span text:style-name="T9">August</text:span><text:span text:style-name="T10"> 2016-</text:span><text:span text:style-name="T9">May</text:span><text:span text:style-name="T10"> 2017</text:span></text:p>
        </text:list-item>
        <text:list-item>
          <text:p text:style-name="P19">Binary star orbit simulator for the physics department at Iowa State<text:tab/><text:tab/><text:tab/> <text:s text:c="15"/>September 2016</text:p>
        </text:list-item>
        <text:list-item>
          <text:p text:style-name="P20">4B5B digital encoder/decoder integrated circuit design via Cadence CAD software<text:tab/> <text:s text:c="25"/>May 2016</text:p>
        </text:list-item>
        <text:list-item>
          <text:p text:style-name="P16">Assembly to machine language interpreter<text:tab/><text:tab/><text:tab/><text:tab/><text:tab/><text:tab/><text:span text:style-name="T6"> <text:s text:c="18"/>February 2014</text:span></text:p>
        </text:list-item>
        <text:list-item>
          <text:p text:style-name="P16">3<text:span text:style-name="T18">D</text:span> <text:span text:style-name="T11">renderer</text:span> <text:span text:style-name="T11">with OpenGL<text:tab/><text:tab/><text:tab/><text:tab/><text:tab/><text:tab/><text:tab/><text:tab/> <text:s text:c="26"/>July 2014</text:span></text:p>
        </text:list-item>
        <text:list-item>
          <text:p text:style-name="P16">A<text:span text:style-name="T19">Tm</text:span>ega based dotmatrix LED display<text:tab/><text:tab/><text:tab/><text:tab/><text:tab/><text:tab/><text:span text:style-name="T6"> <text:s text:c="15"/>September 2013</text:span></text:p>
        </text:list-item>
      </text:list>
      <text:p text:style-name="P8"/>
      <text:p text:style-name="P6"><text:span text:style-name="T4">COMPETITIONS</text:span><text:tab/><text:tab/><text:tab/><text:tab/><text:tab/><text:tab/><text:tab/><text:tab/><text:tab/><text:tab/><text:tab/><text:tab/></text:p>
      <text:list xml:id="list6887804329858632767" text:style-name="L3">
        <text:list-item>
          <text:p text:style-name="P21">2<text:span text:style-name="T5">nd</text:span> out of 44 teams in the 2017 Senior Design Projects<text:tab/><text:tab/><text:tab/><text:tab/><text:span text:style-name="T6"> <text:s text:c="25"/>May 2017</text:span></text:p>
        </text:list-item>
        <text:list-item>
          <text:p text:style-name="P21">2<text:span text:style-name="T5">nd</text:span> place National Cyber Defense Competition<text:tab/><text:tab/><text:tab/><text:tab/><text:tab/><text:span text:style-name="T6"> <text:s text:c="18"/>February</text:span> 2016</text:p>
        </text:list-item>
        <text:list-item>
          <text:p text:style-name="P21">1<text:span text:style-name="T5">st</text:span> place Iowa State Cyber Defense Competition<text:tab/><text:tab/><text:tab/><text:tab/><text:tab/><text:span text:style-name="T6"> <text:s text:c="18"/>February</text:span> 2015</text:p>
        </text:list-item>
      </text:list>
      <text:p text:style-name="P8"/>
      <text:p text:style-name="P6"><text:span text:style-name="T4">WORK EXPERIENCE</text:span><text:tab/><text:tab/><text:tab/><text:tab/><text:tab/><text:tab/><text:tab/><text:tab/><text:tab/><text:tab/><text:tab/><text:tab/></text:p>
      <text:list xml:id="list244617850480063271" text:style-name="L4">
        <text:list-item>
          <text:p text:style-name="P26">Project Maintainer for SI Attendance Management<text:tab/><text:tab/><text:tab/><text:tab/><text:tab/> <text:s text:c="9"/>August 2017-present</text:p>
        </text:list-item>
      </text:list>
      <text:list xml:id="list1911645357066693302" text:style-name="L5">
        <text:list-item>
          <text:p text:style-name="P31">Investigate and resolve issues in the Laravel project</text:p>
        </text:list-item>
        <text:list-item>
          <text:p text:style-name="P31">Coordinate with team members to identify potential issues</text:p>
        </text:list-item>
        <text:list-item>
          <text:p text:style-name="P37"><text:span text:style-name="T16">C</text:span><text:span text:style-name="T15">ollaborate with SI leaders to identify potential additions to the project</text:span></text:p>
        </text:list-item>
      </text:list>
      <text:list xml:id="list132946093548316" text:continue-list="list244617850480063271" text:style-name="L4">
        <text:list-item>
          <text:p text:style-name="P22">Data Entry for the Iowa State Dept. of Education <text:tab/><text:tab/><text:tab/><text:tab/><text:tab/> <text:s text:c="3"/>April <text:span text:style-name="T11">2016</text:span>-August 2016</text:p>
        </text:list-item>
      </text:list>
      <text:list xml:id="list1421973870629444922" text:style-name="L6">
        <text:list-item>
          <text:p text:style-name="P38"><text:span text:style-name="T14">E</text:span><text:span text:style-name="T13">valuate teacher grading accuracy and monitor for score discrepancies</text:span></text:p>
        </text:list-item>
        <text:list-item>
          <text:p text:style-name="P32">Organize prior years’ data and make it available for department analysis</text:p>
        </text:list-item>
        <text:list-item>
          <text:p text:style-name="P33">Enter teacher-graded exam scores into speadsheets</text:p>
        </text:list-item>
      </text:list>
      <text:list xml:id="list132945725941810" text:continue-list="list132946093548316" text:style-name="L4">
        <text:list-item>
          <text:p text:style-name="P22">Line Cook for Pepperjax Bar and Grill <text:tab/><text:tab/><text:tab/><text:tab/><text:tab/><text:tab/> <text:s text:c="3"/>April <text:span text:style-name="T11">2015</text:span>-August 2015</text:p>
        </text:list-item>
      </text:list>
      <text:list xml:id="list6359707156190220037" text:style-name="L7">
        <text:list-item>
          <text:p text:style-name="P39"><text:span text:style-name="T14">P</text:span><text:span text:style-name="T13">repare all food items in fast-paced restaurant environment including lunch and dinner services</text:span></text:p>
        </text:list-item>
        <text:list-item>
          <text:p text:style-name="P39"><text:span text:style-name="T14">F</text:span><text:span text:style-name="T13">ollow standardized recipes to assure highest quality of food served</text:span></text:p>
        </text:list-item>
        <text:list-item>
          <text:p text:style-name="P34">Store food items and maintain the highest levels of sanitation and cleanliness</text:p>
        </text:list-item>
      </text:list>
      <text:list xml:id="list691875302008605357" text:style-name="L8">
        <text:list-item>
          <text:p text:style-name="P41"><text:span text:style-name="T21">Lowe’s Commercial Loader <text:tab/><text:tab/><text:tab/><text:tab/><text:tab/><text:tab/><text:tab/> <text:s text:c="4"/>May </text:span><text:span text:style-name="T22">2014</text:span><text:span text:style-name="T21">-August 2014</text:span></text:p>
        </text:list-item>
      </text:list>
      <text:list xml:id="list3104362963139912143" text:style-name="L9">
        <text:list-item>
          <text:p text:style-name="P42"><text:span text:style-name="T21">O</text:span><text:span text:style-name="T20">rganize and position items, including lumber, drywall, and concrete</text:span></text:p>
        </text:list-item>
        <text:list-item>
          <text:p text:style-name="P35">Work with team and management to recognize, prevent, and handle potential security risks and thefts</text:p>
        </text:list-item>
        <text:list-item>
          <text:p text:style-name="P36">Aid customers in designing and implementing personal projects</text:p>
        </text:list-item>
      </text:list>
      <text:p text:style-name="P9"/>
      <text:p text:style-name="P7"><text:span text:style-name="T3">SKILLS</text:span><text:tab/><text:tab/><text:tab/><text:tab/><text:tab/><text:tab/><text:tab/><text:tab/><text:tab/><text:tab/><text:tab/><text:tab/><text:tab/></text:p>
      <text:list xml:id="list6251654507323349368" text:style-name="L10">
        <text:list-item>
          <text:p text:style-name="P23">Linux (especially Debian and its derivatives<text:span text:style-name="T7">)</text:span></text:p>
        </text:list-item>
        <text:list-item>
          <text:p text:style-name="P27">Github and other version control systems</text:p>
        </text:list-item>
        <text:list-item>
          <text:p text:style-name="P28">Computer security (PfSense, Ubuntu Server, FreeBSD)</text:p>
        </text:list-item>
        <text:list-item>
          <text:p text:style-name="P23">Embedded device programming (Microcontroller/FPGA/Raspberry Pi)</text:p>
        </text:list-item>
        <text:list-item>
          <text:p text:style-name="P23">CAD/SPICE software</text:p>
        </text:list-item>
        <text:list-item>
          <text:p text:style-name="P23">Experience with more than 15 programming languages Esp. (C++/C, Python, Haskell)</text:p>
        </text:list-item>
        <text:list-item>
          <text:p text:style-name="P28">Android programming</text:p>
        </text:list-item>
        <text:list-item>
          <text:p text:style-name="P28">Soldering</text:p>
        </text:list-item>
        <text:list-item>
          <text:p text:style-name="P29">LaTeX typesetting language</text:p>
        </text:list-item>
        <text:list-item>
          <text:p text:style-name="P17">OpenGL, DirectX and Graphics Device (GDI) programming</text:p>
        </text:list-item>
      </text:list>
      <text:p text:style-name="P13">Device drivers for a secondhand Sony EVI-D70 video camera</text:p>
      <text:p text:style-name="P10">PIC based LCD driver</text:p>
      <text:p text:style-name="P10">GIF file <text:span text:style-name="T7">binary editor</text:span></text:p>
      <text:p text:style-name="P10">Several Android apps including a logic gate simulator and scrabble board game</text:p>
      <text:p text:style-name="P10"/>
      <text:list xml:id="list5835865178775127072" text:style-name="L11">
        <text:list-item>
          <text:p text:style-name="P24"/>
        </text:list-item>
        <text:list-item>
          <text:p text:style-name="P24"/>
        </text:list-item>
        <text:list-item>
          <text:p text:style-name="P24">Volunteer at Methodist Hospital in Omaha <text:tab/><text:tab/><text:tab/><text:tab/><text:tab/><text:tab/> <text:s text:c="3"/><text:span text:style-name="T11">January </text:span>2012-<text:span text:style-name="T11">May </text:span>2013</text:p>
        </text:list-item>
        <text:list-item>
          <text:p text:style-name="P24">Corn Detasseling for Pioneer<text:tab/><text:tab/><text:tab/><text:tab/><text:tab/><text:tab/><text:tab/> <text:s text:c="10"/><text:span text:style-name="T11">Summer 2009-2010</text:span></text:p>
        </text:list-item>
      </text:list>
      <text:p text:style-name="P11"/>
      <text:p text:style-name="P30">I have experience designing, building, and testing electrical systems as well as extensive experience programming, especially in a Linux environment. I also have experience working on high pressure and challenging projects such as my senior design project, and my final project for integrated circuit design. I will be seeking full time employment starting in January of 201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5:23:57.582906537</meta:creation-date>
    <dc:date>2018-02-06T13:29:45.180968851</dc:date>
    <meta:editing-duration>PT53M30S</meta:editing-duration>
    <meta:editing-cycles>16</meta:editing-cycles>
    <meta:generator>LibreOffice/5.2.7.2$Linux_X86_64 LibreOffice_project/20m0$Build-2</meta:generator>
    <meta:document-statistic meta:table-count="0" meta:image-count="0" meta:object-count="0" meta:page-count="2" meta:paragraph-count="55" meta:word-count="513" meta:character-count="3660" meta:non-whitespace-character-count="2890"/>
  </office:meta>
</office:document-meta>
</file>